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Arial" fo:font-weight="bold" officeooo:rsid="0006e1e4" officeooo:paragraph-rsid="0002f127" style:font-weight-asian="bold" style:font-weight-complex="bold"/>
    </style:style>
    <style:style style:name="P2" style:family="paragraph" style:parent-style-name="Standard">
      <style:paragraph-properties fo:text-align="justify" style:justify-single-word="false"/>
      <style:text-properties style:font-name="Arial" fo:font-weight="bold" officeooo:rsid="0002f127" officeooo:paragraph-rsid="0002f127" style:font-weight-asian="bold" style:font-weight-complex="bold"/>
    </style:style>
    <style:style style:name="P3" style:family="paragraph" style:parent-style-name="Standard">
      <style:paragraph-properties fo:text-align="justify" style:justify-single-word="false"/>
      <style:text-properties style:font-name="Arial" fo:font-weight="bold" officeooo:rsid="00037c5c" officeooo:paragraph-rsid="00037c5c" style:font-weight-asian="bold" style:font-weight-complex="bold"/>
    </style:style>
    <style:style style:name="P4" style:family="paragraph" style:parent-style-name="Standard">
      <style:paragraph-properties fo:text-align="justify" style:justify-single-word="false"/>
      <style:text-properties style:font-name="Arial" fo:font-weight="bold" officeooo:rsid="000520d5" officeooo:paragraph-rsid="000520d5" style:font-weight-asian="bold" style:font-weight-complex="bold"/>
    </style:style>
    <style:style style:name="P5" style:family="paragraph" style:parent-style-name="Standard">
      <style:paragraph-properties fo:text-align="justify" style:justify-single-word="false"/>
      <style:text-properties style:font-name="Arial" fo:font-weight="normal" officeooo:rsid="0002f127" officeooo:paragraph-rsid="0002f127" style:font-weight-asian="normal" style:font-weight-complex="normal"/>
    </style:style>
    <style:style style:name="P6" style:family="paragraph" style:parent-style-name="Standard" style:list-style-name="L1">
      <style:paragraph-properties fo:text-align="justify" style:justify-single-word="false"/>
      <style:text-properties style:font-name="Arial" fo:font-weight="normal" officeooo:rsid="0002f127" officeooo:paragraph-rsid="0002f127" style:font-weight-asian="normal" style:font-weight-complex="normal"/>
    </style:style>
    <style:style style:name="P7" style:family="paragraph" style:parent-style-name="Standard" style:list-style-name="L2">
      <style:paragraph-properties fo:text-align="justify" style:justify-single-word="false"/>
      <style:text-properties style:font-name="Arial" fo:font-weight="normal" officeooo:rsid="0002f127" officeooo:paragraph-rsid="0002f127" style:font-weight-asian="normal" style:font-weight-complex="normal"/>
    </style:style>
    <style:style style:name="P8" style:family="paragraph" style:parent-style-name="Standard">
      <style:paragraph-properties fo:text-align="justify" style:justify-single-word="false"/>
      <style:text-properties style:font-name="Arial" fo:font-weight="normal" officeooo:rsid="0002f127" officeooo:paragraph-rsid="00037c5c" style:font-weight-asian="normal" style:font-weight-complex="normal"/>
    </style:style>
    <style:style style:name="P9" style:family="paragraph" style:parent-style-name="Standard">
      <style:paragraph-properties fo:text-align="justify" style:justify-single-word="false"/>
      <style:text-properties style:font-name="Arial" fo:font-weight="normal" officeooo:rsid="00037c5c" officeooo:paragraph-rsid="00037c5c" style:font-weight-asian="normal" style:font-weight-complex="normal"/>
    </style:style>
    <style:style style:name="P10" style:family="paragraph" style:parent-style-name="Standard">
      <style:paragraph-properties fo:text-align="justify" style:justify-single-word="false"/>
      <style:text-properties style:font-name="Arial" fo:font-weight="normal" officeooo:rsid="000520d5" officeooo:paragraph-rsid="000520d5" style:font-weight-asian="normal" style:font-weight-complex="normal"/>
    </style:style>
    <style:style style:name="P11" style:family="paragraph" style:parent-style-name="Standard">
      <style:paragraph-properties fo:text-align="justify" style:justify-single-word="false"/>
      <style:text-properties style:font-name="Arial" fo:font-weight="normal" officeooo:rsid="0005f8ab" officeooo:paragraph-rsid="0005f8a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2f127" style:font-weight-asian="normal" style:font-weight-complex="normal"/>
    </style:style>
    <style:style style:name="T3" style:family="text">
      <style:text-properties officeooo:rsid="0002f127"/>
    </style:style>
    <style:style style:name="T4" style:family="text">
      <style:text-properties fo:font-weight="bold" style:font-weight-asian="bold" style:font-weight-complex="bold"/>
    </style:style>
    <style:style style:name="T5" style:family="text">
      <style:text-properties fo:font-weight="bold" officeooo:rsid="0005f8ab" style:font-weight-asian="bold" style:font-weight-complex="bold"/>
    </style:style>
    <style:style style:name="T6" style:family="text">
      <style:text-properties officeooo:rsid="00037c5c"/>
    </style:style>
    <style:style style:name="T7" style:family="text">
      <style:text-properties style:text-position="0% 100%"/>
    </style:style>
    <style:style style:name="T8" style:family="text">
      <style:text-properties style:text-position="0% 100%" fo:font-weight="bold" style:font-weight-asian="bold" style:font-weight-complex="bold"/>
    </style:style>
    <style:style style:name="T9" style:family="text">
      <style:text-properties officeooo:rsid="0005f8ab"/>
    </style:style>
    <style:style style:name="T10" style:family="text">
      <style:text-properties officeooo:rsid="0006e94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e 2 – Clase <text:span text:style-name="T3">4</text:span>: <text:span text:style-name="T3">function</text:span></text:p>
      <text:p text:style-name="P1"/>
      <text:p text:style-name="P1">Frame 1</text:p>
      <text:p text:style-name="P1">Objetivo: <text:span text:style-name="T1">Presentación del </text:span><text:span text:style-name="T2">bloque de código función</text:span></text:p>
      <text:p text:style-name="P1">Speach:</text:p>
      <text:p text:style-name="P5">Python también ofrece la posibilidad de crear funciones propías. En resumen una función es un bloqués de código que comprende un conjunto de instrucciones personalizadas, para que realicen una determinada tarea.</text:p>
      <text:p text:style-name="P5"/>
      <text:p text:style-name="P5">Su formato consta de la palabra reservada <text:span text:style-name="T4">def</text:span> seguida por el nombre de la función, la cual nosotros elegimos. Después del <text:span text:style-name="T4">nombre</text:span> de la función ponemos entre paréntesis los diferentes <text:span text:style-name="T4">argumentos</text:span> que necesitamos para que nuestra función realice el trabajo o los trabajos determinados. También, se pueden definir funciones que no necesitan argumentos, en el caso que sea necesario.</text:p>
      <text:p text:style-name="P5"/>
      <text:p text:style-name="P5">Por último, ponemos : y debajo de la declaración de la funciones adiciones las instrucciones que deseamos respetando la sangría respectiva para que Python entienda que están adentro del conjunto de instrucciones de la función</text:p>
      <text:p text:style-name="P5"/>
      <text:p text:style-name="P5">def name_of_functions(arguments):</text:p>
      <text:p text:style-name="P5"><text:tab/>…</text:p>
      <text:p text:style-name="P5"><text:span text:style-name="T4">Frame 2</text:span></text:p>
      <text:p text:style-name="P5"><text:span text:style-name="T4">Objetivo: </text:span>Argumento</text:p>
      <text:p text:style-name="P2">Speach:</text:p>
      <text:p text:style-name="P5">Los argumentos que reciben las funciones se puede categorizar de diferentes tipos:</text:p>
      <text:list xml:id="list3236374970" text:style-name="L1">
        <text:list-item>
          <text:p text:style-name="P6">argumentos posicionales</text:p>
        </text:list-item>
        <text:list-item>
          <text:p text:style-name="P6">argumentos no posicionales <text:span text:style-name="T6">o argumentos de palabra clave</text:span></text:p>
        </text:list-item>
        <text:list-item>
          <text:p text:style-name="P6">argumentos con valores por defecto</text:p>
        </text:list-item>
        <text:list-item>
          <text:p text:style-name="P6">*args</text:p>
        </text:list-item>
        <text:list-item>
          <text:p text:style-name="P6">*kwargs</text:p>
        </text:list-item>
      </text:list>
      <text:p text:style-name="P5">A continuación detallamos cada uno de ellos.</text:p>
      <text:p text:style-name="P5"/>
      <text:p text:style-name="P2">Frame 3</text:p>
      <text:p text:style-name="P2">Objetivo: <text:span text:style-name="T1">Argumento posicionales</text:span></text:p>
      <text:p text:style-name="P2">Speach<text:span text:style-name="T1">:</text:span></text:p>
      <text:p text:style-name="P5">Los argumentos posicionales se usan cuando no se indica explicitamente a que variable depende determinado valor, pero se debe respectar el orden en que aparecen en la función.</text:p>
      <text:p text:style-name="P5">Por ejemplo, en la función de nombre main se recibe como argumento a las variables a y b, además aprecen en este orden, entonces los valores que ponemos dentro del paréntesis cuando invocamos a la función main son asignados de la siguiente forma:</text:p>
      <text:list xml:id="list3167505372" text:style-name="L2">
        <text:list-item>
          <text:p text:style-name="P7">El primer valor a la variable a</text:p>
        </text:list-item>
        <text:list-item>
          <text:p text:style-name="P7">El segundo valor a la variable b</text:p>
        </text:list-item>
      </text:list>
      <text:p text:style-name="P5"/>
      <text:p text:style-name="P5"><text:span text:style-name="T4">def main</text:span>(a, b):</text:p>
      <text:p text:style-name="P5"><text:tab/>….</text:p>
      <text:p text:style-name="P5"><text:span text:style-name="T4">main</text:span>(1, 2)</text:p>
      <text:p text:style-name="P2"/>
      <text:p text:style-name="P2"/>
      <text:p text:style-name="P2"/>
      <text:p text:style-name="P2"/>
      <text:p text:style-name="P2"/>
      <text:p text:style-name="P2"><text:soft-page-break/>Frame 4</text:p>
      <text:p text:style-name="P2">Objetivo: <text:span text:style-name="T1">Argumento no posicionales</text:span></text:p>
      <text:p text:style-name="P2">Speach<text:span text:style-name="T1">:</text:span></text:p>
      <text:p text:style-name="P5">Los valores de las variables en el argumento de la función también se pueden proporcionar sin respetar el orden en que aperecen cuando se define la función, pero en este caso si o si, es necesario acompañar el valor con el nombre de variable acompañada con el operador asignación o igual al lado derecho del valor, como se muestra en los ejemplos:</text:p>
      <text:p text:style-name="P5"/>
      <text:p text:style-name="P5"><text:span text:style-name="T4">def main</text:span>(a, b):</text:p>
      <text:p text:style-name="P5"><text:tab/>….</text:p>
      <text:p text:style-name="P5"><text:span text:style-name="T4">main</text:span>(b = 1, <text:s/>a = 2)</text:p>
      <text:p text:style-name="P5"><text:span text:style-name="T4">main</text:span>(a = 3, <text:s/>a = 1)</text:p>
      <text:p text:style-name="P5"/>
      <text:p text:style-name="P2">Frame 5</text:p>
      <text:p text:style-name="P2">Objetivo: <text:span text:style-name="T1">Argumento no posicionales</text:span></text:p>
      <text:p text:style-name="P2">Speach<text:span text:style-name="T1">:</text:span></text:p>
      <text:p text:style-name="P5"/>
      <text:p text:style-name="P8">También, es posible combiar argumentos posicionales con no posicionales, pero en este caso primero se debe asignar los argumentos posicionales y luego los no posicionales. En el caso de tener un<text:span text:style-name="T6">a</text:span> función que recibe tres argumentos y se quiere asignar un argumento posicional y los otros no posicionales, <text:span text:style-name="T6">primero se pone el no posicional y luego irian en cualquier orden los no posicionales o de palabra clave.</text:span></text:p>
      <text:p text:style-name="P8"/>
      <text:p text:style-name="P8"><text:span text:style-name="T6">En caso de no respectar este orden se obtendra un error de sintaxis.</text:span></text:p>
      <text:p text:style-name="P8"/>
      <text:p text:style-name="P3">Frame 6</text:p>
      <text:p text:style-name="P9"><text:span text:style-name="T4">Objetivo</text:span>: Argumentos con valores por defecto</text:p>
      <text:p text:style-name="P9"><text:span text:style-name="T4">Speach</text:span>:</text:p>
      <text:p text:style-name="P9">Cuando sea necesario también se pueden definir argumentos con un valor por defecto. Entonces estos argumentos podrían ser no definidos cuando se invoca a la función, porque tomaría el valor asignado por defecto, con el cual este argumento sera usado dentro de la función.</text:p>
      <text:p text:style-name="P9"/>
      <text:p text:style-name="P10">En cambio cuando un argumento no recibe un valor por defecto, es obligatorio asignarle un valor cuando se invoca la función, porqué en caso contrario se obtendra un error.</text:p>
      <text:p text:style-name="P10"/>
      <text:p text:style-name="P10">def main(a, b=2):</text:p>
      <text:p text:style-name="P10"><text:tab/>…</text:p>
      <text:p text:style-name="P10">main(1)</text:p>
      <text:p text:style-name="P10">main(a=3)</text:p>
      <text:p text:style-name="P10"/>
      <text:p text:style-name="P4">Frame 7</text:p>
      <text:p text:style-name="P4">Objectivo: <text:span text:style-name="T1">Argumento *args</text:span></text:p>
      <text:p text:style-name="P4">Speach</text:p>
      <text:p text:style-name="P10">El argumento *<text:span text:style-name="T4">args</text:span> se puede usar para alimentar la función con un indeterminado número de argumentos posicionales que no son definidos en la declaración de la función.</text:p>
      <text:p text:style-name="P10"/>
      <text:p text:style-name="P10">Por ejemplo, si tenermos una función que solo recibe los dos argumentos a y b, pero queremos asignarle un sin número de otros argumentos después, podríamos usar *args. Cuando definimos entre los argumentos de nuestra función a *<text:span text:style-name="T4">args </text:span><text:span text:style-name="T7">los valores proporcionados después de definir a y b, sera almacenados dentro de una tupla y </text:span><text:soft-page-break/><text:span text:style-name="T7">asignados al argumento *</text:span><text:span text:style-name="T8">args</text:span><text:span text:style-name="T7">, el cual puede recibir otro nombre pero siempre y cuando matenga el asterisco.</text:span></text:p>
      <text:p text:style-name="P10"/>
      <text:p text:style-name="P10">Como con los argumentos posicionales, los valores que se quiere almacenar dentro de *<text:span text:style-name="T4">args </text:span>deben ir antes de los argumentos no posicionales cuando se invoca la función.</text:p>
      <text:p text:style-name="P10"/>
      <text:p text:style-name="P10"/>
      <text:p text:style-name="P4">Frame 7</text:p>
      <text:p text:style-name="P4">Objectivo: <text:span text:style-name="T1">Argumento **kwargs</text:span></text:p>
      <text:p text:style-name="P4">Speach</text:p>
      <text:p text:style-name="P10">Por último, al argumento **<text:span text:style-name="T5">kw</text:span><text:span text:style-name="T4">args</text:span> se puede usar para alimentar la función con un indeterminado número de argumentos no posicionales <text:span text:style-name="T9">o de palabras claves </text:span>que no son definidos en la declaración de la función. <text:span text:style-name="T9">El nombre de **kwargs, también puede ser cambiado siempre y cuando se mantega a los asteriscos.</text:span></text:p>
      <text:p text:style-name="P10"/>
      <text:p text:style-name="P11">Por otro lado, el argumento **<text:span text:style-name="T4">kwargs</text:span> debe estar después de los argumentos no posicionales, cuando se invoca a la función.</text:p>
      <text:p text:style-name="P11"/>
      <text:p text:style-name="P11">El argumento **<text:span text:style-name="T4">kwargs </text:span>recibe todos los argumentos no posicionales que no son definidos cuando se declara a la función y los almacena en un diccionario, <text:span text:style-name="T10">como se muestra en el ejemplo a continuación:</text:span></text:p>
      <text:p text:style-name="P11"/>
      <text:p text:style-name="P11">main(a,b,*tuplotros,c=2,d,**dictotros):</text:p>
      <text:p text:style-name="P11"><text:tab/>…</text:p>
      <text:p text:style-name="P11">main(1,2,3,4,5,6,c=8,d=9,e=3,f=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9:50:08.100530165</meta:creation-date>
    <dc:date>2024-03-13T10:41:10.810709704</dc:date>
    <meta:editing-duration>PT1M27S</meta:editing-duration>
    <meta:editing-cycles>2</meta:editing-cycles>
    <meta:generator>LibreOffice/7.3.7.2$Linux_X86_64 LibreOffice_project/30$Build-2</meta:generator>
    <meta:document-statistic meta:table-count="0" meta:image-count="0" meta:object-count="0" meta:page-count="3" meta:paragraph-count="66" meta:word-count="791" meta:character-count="4845" meta:non-whitespace-character-count="4119"/>
  </office:meta>
</office:document-meta>
</file>